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ru" fo:country="RU"/>
    </style:style>
    <style:style style:name="P3" style:family="paragraph" style:parent-style-name="Text_20_body">
      <style:paragraph-properties fo:text-align="start" style:justify-single-word="false"/>
      <style:text-properties fo:language="ru" fo:country="RU"/>
    </style:style>
    <style:style style:name="P4" style:family="paragraph" style:parent-style-name="Heading">
      <style:text-properties fo:language="ru" fo:country="RU"/>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center" style:justify-single-word="false" fo:break-before="page"/>
      <style:text-properties fo:language="en" fo:country="US"/>
    </style:style>
    <style:style style:name="T1" style:family="text">
      <style:text-properties style:font-name="Liberation Mono" style:font-name-asian="Courier New" style:font-name-complex="Liberation Mono"/>
    </style:style>
    <style:style style:name="T2" style:family="text">
      <style:text-properties fo:language="en" fo:country="US"/>
    </style:style>
    <style:style style:name="T3" style:family="text">
      <style:text-properties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Обеспечение конфиденциальности передачи и хранения данных вручную</text:h>
      <text:p text:style-name="P3">Сжатая версия без лишних объяснений содержится в конце документа.</text:p>
      <text:p text:style-name="Heading">Введение</text:p>
      <text:p text:style-name="Standard">В повседневной работе за компьютером каждый из нас сам о том не подозревая постоянно использует те или иные криптографические алгоритмы, предназначенные для защиты передаваемых и хранимых данных от их получения или изменения посторонними. Такие алгоритмы, которые работают как бы на заднем фоне, без знания пользователя о том, что они работают, будем называть автоматическими. Основных недостатков автоматических систем криптографии два. Во-первых, на них возможны автоматические атаки. Если в процессе передачи данных происходит атака, пользователь абсолютно ничего не заметит. Автоматическая атака лишь незначительно увеличит время передачи данных, и хотя даже существуют способы обнаружить наличие атаки, по факту автоматические системы подобных проверок не производят почти никогда.</text:p>
      <text:p text:style-name="Standard">Второй недостаток заключается в том, что сторонние сервисы, которые должны обеспечивать безопасность передачи и хранения ваших данных по факту не обязательно обеспечивают её. Более того, общеизвестным является факт востребования у сервисов ключей шифрования для нужд национальных служб безопасности разных стран.</text:p>
      <text:p text:style-name="Standard">Сама по себе забота о нас посредством передачи ключей службам безопасности не является чем-то плохим. Однако во-первых, сам факт хранения сервисом вашего закрытого ключа, который позволяет дешифровать ваши данные, является уязвимостью и существует множество случаев, когда это приводило к массовому «угону» аккаунтов в социальных сетях, доступу к банковским картам и другим атакам.</text:p>
      <text:p text:style-name="Standard">Во-вторых, на самом деле те, кто хотят обеспечить конфиденциальность могут вполне сделать это посредством дополнительных средств, так что попытка чиновников «воевать с криптографией» посредством принуждения сервисов хранить и передавать службам безопасности секретные ключи, является бессмысленной. Любой кто захочет обеспечить конфиденциальную связь без труда сделает это, и в этом документе как раз будет описано, как<text:span text:style-name="T3"> это делается по-настоящему простым и доступным всем способом, победить который никакими законодательными актами невозможно, потому что если к примеру, запретить <text:s/>криптографические пакеты типа </text:span><text:span text:style-name="T2">openSSL, </text:span><text:span text:style-name="T3">здесь описываемого, то это полностью уничтожит какие либо возможности для передачи личных данных и проведению банковских операций через компьютерные сети</text:span>.</text:p>
      <text:p text:style-name="Standard">Таким образом, данный документ предназначен вовсе не для того, чтобы «научить террористов шифроваться», в чем постоянно упрекают сервисы, не желающие сотрудничать с «органами», а прежде всего для того, чтобы простые пользователи смогли закрыть дыры в безопасности передачи и хранения своих конфиденциальных (личных, финансовых и прочих) данных, вызванные недобросовестной борьбой органов власти с криптографией, из-за которых автоматическое обеспечение таковой просто не работает.</text:p>
      <text:p text:style-name="Standard"/>
      <text:p text:style-name="Standard">В противовес автоматическим, будем называть ручными методами такие, где вся процедура генерации и передачи ключей, шифрования и расшифровки данных, электронная подпись и проверка целостности, осуществляется пользователем явно путем передачи системе соответствующих команд.</text:p>
      <text:p text:style-name="Standard">Преимуществом таких методов является то, что невозможно в общем случае изготовить автоматический скрипт, который бы отлавливал в переписке пользователей факт передачи ключей, и производил атаку, которая бы оказалась незаметна для самих пользователей.</text:p>
      <text:p text:style-name="Standard"><text:soft-page-break/>Кроме этого, самая уязвимая операция — обмен ключами, может производиться посредством сторонних ресурсов, которые будут неизвестны потенциальным злоумышленникам, через сервис коротких сообщений (<text:span text:style-name="T2">SMS</text:span>) мобильной связи, или даже лично, путем заключения договоров, где ключ являющейся вашей подписью и ключом шифрования <text:s/>предназначенных для вас данных прописан на бумаге.</text:p>
      <text:p text:style-name="Standard">Наконец, всегда можно осуществить связь по любому стороннему каналу связи, проверив тем самым, что используемые вами ключи корректны.</text:p>
      <text:p text:style-name="Standard">Другим преимуществом является то, что вы <text:span text:style-name="T3">не</text:span> вводите и не передаете свои пароли, хеш-преобразования пароля и секретный ключ ни на какие сторонние сервисы, чем обеспечиваете их потенциально крайне высокую сохранность. По факту, если вы недостаточно осторожный пользователь компьютера, то пароль вашего ключа всегда можно считать с клавиатуры и передать по сети вместе с секретным ключом, однако вероятность и возможность результативности такой целенаправленной атаки крайне низка, а методы противостоять ей просты.</text:p>
      <text:p text:style-name="Standard"/>
      <text:p text:style-name="Standard">В данном документе описывается использование свободного криптографического пакета <text:span text:style-name="T2">OpenSSL </text:span><text:span text:style-name="T3">через стандартную командную оболочку (консоль) в операционных системах </text:span><text:span text:style-name="T2">Linux </text:span><text:span text:style-name="T3">и </text:span><text:span text:style-name="T2">Windows.</text:span></text:p>
      <text:p text:style-name="P4">Базовые понятия о криптографии</text:p>
      <text:p text:style-name="P2">Криптографией называются методы передачи данных по незащищенным каналам, понять которые может только целевой адресат, которому они предназначаются.</text:p>
      <text:p text:style-name="P2">В древние криптографические методы входило использование специального жаргона, подстановка или перестановка букв текста и иные простые методы, не требовавшие проведения сложных вычислений. В ответ на появление таких методов была создана такая наука как криптоанализ, которая позволяет обнаружив различные закономерности закодированного текста восстановить его оригинал.</text:p>
      <text:p text:style-name="P2">С появлением компьютера людям стали доступны методы обработки данных, требующие проведения сложных вычислений. Среди таких методов существует способ запутать исходный текст настолько сильно, что получившаяся шифровка представляет собой просто псевдослучайный набор байтов, анализировать которые для поиска каких либо закономерностей, позволивших расшифровать текст бесполезно. Более того, сами методы получения такой шифровки известны и стандартизированы. Алгоритм при этом кроме самого исходного текста сообщения, использует еще дополнительные данные, называемые ключом шифрования. При использовании ключей даже совсем незначительно отличающихся, получаемая шифровка изменяется до неузнаваемости. И только тот, кто знает сам ключ и может расшифровать данные.</text:p>
      <text:p text:style-name="P2">Отсюда следует следующее: Ключ, которым вы зашифровываете и расшифровываете данные является важнейшей и самой секретной информацией, которая ни в коем случае не должна передаваться по открытым каналам. Отсюда следует вторая задача криптографии — задача обмена ключами по незащищенным каналам.</text:p>
      <text:p text:style-name="P2">Для решения этой задачи было изобретено так называемое асимметричное шифрование, общая суть которого заключается в том, что ключ, которым производится зашифровка и расшифровка сообщения, разные. Один из этих ключей — ключ зашифровки, называется открытым или публичным ключом. Он позволяет только зашифровать для вас сообщение, но <text:soft-page-break/>не позволяет восстановить ни само сообщение ни тем более, ключ расшифровки. Наоборот, ключ расшифровки позволяет вычислить ключ шифрования. Таким образом, только ключ расшифровки является тем секретом, который вы не должны никуда передавать. Такой ключ называется секретным ключом. Ключ зашифровки же называется публичным ключом и предназначается для передачи по открытому каналу второй стороне.</text:p>
      <text:p text:style-name="P2">Недостаток систем асимметричного шифрования является крайне высокая трудоемкость. Самый распространенный метод, которым мы будем пользоваться, называемый <text:span text:style-name="T2">RSA, </text:span>основан на генерации гигантского числа (содержащего сотни значащих цифр), составляемого из произведения нескольких простых чисел, простота которых вычисляется высокосложными алгоритмами, чтобы восстановить из получившегося произведения исходное разложение оказалось невозможным. Таким образом, зашифровка алгоритмом <text:span text:style-name="T2">RSA </text:span>возможно только коротких сообщений. Длинные же сообщения должны кодироваться симметричными алгоритмами (здесь мы будем использовать <text:span text:style-name="T2">DES3 </text:span>и <text:span text:style-name="T2">AES)</text:span>, ключ от которых можно зашифровать с помощью <text:span text:style-name="T2">RSA </text:span>и спокойно передать по сети.</text:p>
      <text:p text:style-name="Heading">Подготовка к работе</text:p>
      <text:p text:style-name="Text_20_body">Если вы счастливый пользователь операционной системы на базе открытого ядра <text:span text:style-name="T2">GNU/Linux, </text:span><text:span text:style-name="T3">то вам скорее всего ничего не потребуется. Пакет </text:span><text:span text:style-name="T2">OpenSSL </text:span><text:span text:style-name="T3">уже входит в состав вашей операционной системы и готов к использованию. Остается лишь открыть любую командную оболочку (синонимы - консоль, терминал), и ввести указанные команды.</text:span></text:p>
      <text:p text:style-name="Text_20_body"><text:span text:style-name="T3"><text:tab/>Если же вы типичный пользователь операционной системы </text:span><text:span text:style-name="T2">Windows</text:span><text:span text:style-name="T3"> американской фирмы </text:span><text:span text:style-name="T2">Microsoft, </text:span><text:span text:style-name="T3">то придется немного попотеть. Фирма Майкрософт известна своей любовью к изобретению велосипедов, которые на поверку оказываются глючными поделиями, вместо того, чтобы использовать открытые всем доступные решения. Поэтому в системе «Уиндоус» есть своя собственная криптографическая библиотека, которая тщательно спрятана и недоступна для её прямого использования пользователем иначе как с помощью подключения её в виде библиотеки при программировании на языке </text:span><text:span text:style-name="T2">C++.</text:span></text:p>
      <text:p text:style-name="P2">Мы не собираемся становиться программистами, поэтому наше решение — во что бы то ни стало достать «линуксовую» систему <text:span text:style-name="T2">OpenSSL. </text:span>Непосредственно <text:span text:style-name="T2">OpenSSL </text:span>под <text:span text:style-name="T2">Windows </text:span>конечно-же, существует. Вы можете например, восстановить её компиляцией из исходного кода, ведь это открытая система и её исходный код любой желающий может найти и использовать на свое усмотрение. Но этот способ подходит лишь для матерых сисадминов. К тому-же навык сборки программ из исходников — это верный признак пользователя операционной системы «Линукс», поэтому если вы пользователь «Уиндоус», скорее всего вы этим навыком не обладаете.</text:p>
      <text:p text:style-name="P2">Система <text:span text:style-name="T2">OpenSSL </text:span>входит в пакет <text:span text:style-name="T2">MinGW32, </text:span>который <text:s/>фактически представляет собой набор базовы системных и утилитарных линуксовых программ для их использования под системой Уиндоус. Однако установка этого пакета как показала практика, является достаточно трудоемким приключением, а иногда и вовсе не увенчивается успехом. Для того, чтобы получить какую либо из линуксовых программ, вам как правило придется установить <text:span text:style-name="T2">MinGW32, </text:span>после чего загрузить эту программу через её интерфейс. Но на удивление отличным от описанного пошла команда разработчиков системы контроля версий <text:span text:style-name="T2">Git, </text:span><text:soft-page-break/>которая позволяет упорядочивать работу с большим количеством исходных документов, передавать их по сети и осуществлять резервное копирование и ведение истории изменений.</text:p>
      <text:p text:style-name="P2">Разработчики системы <text:span text:style-name="T2">Git </text:span>решили, что лучше будет дать пользователям системы Уиндоус простой файл инсталляции, который они запустят и получат готовую и настроенную систему без хлопот и забот, как они привыкли. И именно в этой системе уже установленным оказывается тот самый пакет <text:span text:style-name="T2">OpenSSL, </text:span>который нам так нужен.</text:p>
      <text:p text:style-name="P2">Так что не раздумывайте, и смело идите на сайт <text:a xlink:type="simple" xlink:href="https://git-scm.com/" text:style-name="Internet_20_link" text:visited-style-name="Visited_20_Internet_20_Link">https://git-scm.com/</text:a> , откуда скачайте и установите себе <text:span text:style-name="T2">git. </text:span>Если вы вдобавок вынуждены вести большое количество документации, вам придется по душе функционал этой программы, впрочем её описание выходит за рамки этого документа.</text:p>
      <text:p text:style-name="P2">После установки войдите в папку с установленным <text:span text:style-name="T2">Git, </text:span>после чего найдите там папку <text:span text:style-name="T2">mingw32 </text:span>и в ней папку <text:span text:style-name="T2">bin. </text:span>В папке <text:span text:style-name="T2">bin </text:span>должна находиться программа <text:span text:style-name="T2">openssl.exe, </text:span>которая как раз-таки нам и нужна. Теперь зайдите в панель управления — Система — Дополнительно — Переменные Среды, и в переменную <text:span text:style-name="T2">PATH </text:span>допишите через точку с запятой полный путь до папки, в которой находится <text:span text:style-name="T2">openssl.exe, </text:span>после чего перезагрузите компьютер.</text:p>
      <text:p text:style-name="P2">После перезагрузки откройте меню Пуск-Выполнить, введите команду <text:span text:style-name="T2">cmd. </text:span>Должен открыться стандартный терминал. Введите в терминал команду <text:span text:style-name="Source_20_Text"><text:span text:style-name="T2">openssl ciphers</text:span></text:span><text:span text:style-name="T2">. </text:span>Если на экран высыпало гору непонятных сокращений, значит всё готово к работе. Если же вы увидели ошибку «<text:span text:style-name="T2">openssl </text:span>не является внутренней или внешней командой...», значит предыдущий шаг вам не удался, проверяйте, верно ли записан путь к файлу <text:span text:style-name="T2">openssl.exe </text:span>в переменную <text:span text:style-name="T2">PATH.<text:line-break/></text:span>Все нижеописанные операции предполагается производить через командную консоль. Поэтому если вы никогда не пользовались таковой, вам придется выучить некоторые базовые команды.</text:p>
      <text:p text:style-name="P2"><text:tab/>Предполагая, что пользователи Линукс знают сами как обращаться с консолью, опишем только основные команды консоли Уиндоус.</text:p>
      <text:p text:style-name="P2">При запуске <text:span text:style-name="T2">cmd </text:span>вы оказываетесь в своей «домашней папке» (там находятся «мои документы»). Чтобы перейти в другую папку, введите <text:span text:style-name="T2">cd </text:span>название_папки<text:span text:style-name="T2">. </text:span>Если такая папка существует, будет осуществлен переход в неё. Вы можете написать лишь часть имени папки и нажать клавишу <text:span text:style-name="T2">Tab, </text:span>чтобы система дописала остаток её названия. Чтобы перейти на папку назад, введите <text:span text:style-name="Source_20_Text"><text:span text:style-name="T2">cd ..</text:span></text:span></text:p>
      <text:p text:style-name="P2">Список содержимого текущей папки можете посмотреть командой <text:span text:style-name="Source_20_Text"><text:span text:style-name="T2">dir.</text:span></text:span></text:p>
      <text:p text:style-name="P2">Чтобы перейти на другой диск, например, диск <text:span text:style-name="T2">E,</text:span> введите <text:span text:style-name="Source_20_Text"><text:span text:style-name="T2">cd /D E:</text:span></text:span><text:span text:style-name="T2"> (</text:span>двоеточие после буквы диска обязательно)</text:p>
      <text:p text:style-name="Text_20_body"><text:span text:style-name="T3">Вывод команды, которая выводит что либо на экран, можно записать в файл, написал после названия этой команды символ больше и название файла, в который мы хотим поместить вывод. Например, </text:span><text:span text:style-name="Source_20_Text"><text:span text:style-name="T2">dir &gt; list.txt </text:span></text:span>создаст файл <text:span text:style-name="T2">list.txt </text:span><text:span text:style-name="T3">и запишет туда содержимое текущей папки. Используйте это перенаправление, если какая либо команда производит слишком много вывода, так что всё не помещается на экран. Наоборот, символом меньше можно скормить некой команде некоторый файл. Именно так мы вводим и сохраняем </text:span><text:soft-page-break/><text:span text:style-name="T3">шифруемые и дешифруемые данные. Наконец, символ вертикальная черта производит операцию «туннель», смысл которой заключается в том, что вывод одной команды передается следующей на вход.</text:span></text:p>
      <text:p text:style-name="Text_20_body"><text:span text:style-name="T3">Чтобы открыть какой либо файл в стандартном текстором редакторе, введите </text:span></text:p>
      <text:p text:style-name="Text_20_body"><text:span text:style-name="Source_20_Text"><text:span text:style-name="T2">notepad file.txt</text:span></text:span><text:span text:style-name="Source_20_Text"><text:span text:style-name="T3"> </text:span></text:span>, где <text:span text:style-name="T2">file.txt – </text:span><text:span text:style-name="T3">имя файла, который вы хотите открыть.</text:span></text:p>
      <text:p text:style-name="Text_20_body"><text:span text:style-name="T3">Поиграйтесь с консолью Уиндоус чтобы уверенно работать в ней.</text:span></text:p>
      <text:p text:style-name="Heading">Изготовление секретного ключа</text:p>
      <text:p text:style-name="Standard">Итак, теперь мы готовы начать обмен конфиденциальными данными.</text:p>
      <text:p text:style-name="Standard">Следующий текст предполагает что вы уже свободно владеете консолью, и не будет содержать дополнительных комментариев касательно её использования.</text:p>
      <text:p text:style-name="Standard">Перед началом обмена данными пользователь должен изготовить себе секретный ключ.</text:p>
      <text:p text:style-name="Standard">Для этого используется утилита GenRSA.</text:p>
      <text:p text:style-name="Standard">Для создания простого секретного ключа наберите</text:p>
      <text:p text:style-name="Standard"><text:span text:style-name="Source_20_Text">openssl genrsa -out my.key</text:span></text:p>
      <text:p text:style-name="Standard">будет создан файл «my.key», содержащий ваш секретный ключ.</text:p>
      <text:p text:style-name="Standard">Сохранность секретного ключа — это ваша гарантия того, что данные, пересылаемые вам сможете прочитать только вы и никто кроме вас. Поэтому рекомендуется создавать зашифрованный секретный ключ, который в случае кражи не может быть использован атакующими непосредственно.</text:p>
      <text:p text:style-name="Standard">Делается это следующей командой:</text:p>
      <text:p text:style-name="Standard"><text:span text:style-name="Source_20_Text">openssl genrsa -out my.key -des3</text:span></text:p>
      <text:p text:style-name="Standard">Комментарий для пользователей <text:span text:style-name="T2">Windows: </text:span><text:span text:style-name="T3">данная операция выполненная из под </text:span><text:span text:style-name="T2">Bash</text:span><text:span text:style-name="T3">-оболочки системы </text:span><text:span text:style-name="T2">Git </text:span><text:span text:style-name="T3">приводит к зависанию оболочки. Используйте только командную консоль </text:span><text:span text:style-name="T2">Windows.</text:span></text:p>
      <text:p text:style-name="Standard">Консоль попросит у вас ввести и повторить ваш пароль и создаст зашифрованный ключ, который сможет расшифровать данные только после ввода правильного пароля.</text:p>
      <text:p text:style-name="Standard"><text:span text:style-name="T3">Здесь происходит зашифровка вашего секретного ключа алгоритмом </text:span><text:span text:style-name="T2">Des3. </text:span><text:span text:style-name="T3">Данный алгоритм в принципе считается устаревшим и небезопасным по той причине, что использует «всего навсего» 52-битный ключ. На практике это значит, что получив пару исходного и зашифрованного текста злоумышленники могут за несколько дней на достаточно мощном суперкомпьютере вычислить ваш пароль. Однако на самом деле в данном случае эти опасения не актуальны, поскольку во-первых, если им достанется оригинал вашего секретного ключа, им нафиг не сдался ваш </text:span><text:span text:style-name="T2">DES-</text:span><text:span text:style-name="T3">пароль, потому что им вы шифруете только этот ключ, а во-вторых, вы все равно не станете придумывать по-настоящему длинный и сложный пароль, чтобы от его более-чем-52-битной длины был практический толк, не так ли? Но если же вы все-таки желаете обеспечить высокую криптостойкость вашего потенциально угнанного секретного ключа, вместо </text:span><text:span text:style-name="Source_20_Text"><text:span text:style-name="T2">-des3</text:span></text:span><text:span text:style-name="T2"> </text:span><text:span text:style-name="T3">напишите </text:span><text:span text:style-name="Source_20_Text"><text:span text:style-name="T3">-aes256</text:span></text:span><text:span text:style-name="T2">. </text:span><text:span text:style-name="T3">Но помните, что это имеет смысл только если пароль действительно длинный и сложный (более 30 символов, включающих в равной мере заглавные и строчные буквы а так-же цифры). Перебирать ваши пароли будут все равно с самых простых и коротких.</text:span></text:p>
      <text:p text:style-name="Standard"><text:span text:style-name="T3">Так-же помните, что этот пароль вы будете вводить каждый божий раз при расшифровке. Вы всё еще уверены, что пароль секретного ключа, нужный только для резервной защиты при его утрате, должен быть таким крутым?</text:span></text:p>
      <text:p text:style-name="Heading"><text:soft-page-break/>Изготовление открытого ключа</text:p>
      <text:p text:style-name="Standard">После того, как секретный ключ создан, необходимо создать так называемый открытый ключ, который вы должны будете сообщить всем вашим собеседникам для того, чтобы они смогли отправить вам зашифрованное сообщение.</text:p>
      <text:p text:style-name="Standard">Открытый ключ изготавливается из секретного ключа, однако обратная операция практически невозможна.</text:p>
      <text:p text:style-name="Standard">Вы можете хранить ваш открытый ключ в любом общедоступном месте, например на стене своей странички в социальной сети, чтобы любой желающий мог отправить вам шифрограмму, это практически полностью безопасно (при условии, что шифрограмма отправляется не через ту-же самую социальную сеть!). Элементарный способ подслушать ваши данные — это сделать так, чтобы посетители вашей странички видели чужой закрытый ключ. В результате они отправят данные, которые перехватят другие, после чего перешлют их вам с использованием вашего ключа, что позволит полностью контролировать ваш обмен данными. Всегда используйте разные каналы обмена ключами и данными.</text:p>
      <text:p text:style-name="Standard">Изгатавливается открытый ключ следующим образом:</text:p>
      <text:p text:style-name="Standard"><text:span text:style-name="Source_20_Text">openssl rsa -in </text:span><text:span text:style-name="Source_20_Text">my.key -out MyKey.pub -pubout</text:span></text:p>
      <text:p text:style-name="Standard">В результате работы этой команды будет создан файл myKey.pub, который и содержит ключ, «на который» вам должны писать.</text:p>
      <text:p text:style-name="Standard"/>
      <text:p text:style-name="Standard">Теперь после того, как вы изготовили себе секретный ключ и передали собеседнику открытый ключ (не в коем случае не перепутайте и не передайте собеседнику ваш секретный ключ!), можно приступить к передаче данных.</text:p>
      <text:p text:style-name="Standard">Короткие данные, такие как небольшие текстовые сообщения можно шифровать непосредственно с помощью алгоритма RSA, ключ для которого мы и изготовили.</text:p>
      <text:p text:style-name="Standard">Однако, если файл который вы должны передать, слишком сложный, зашифровать его непосредственно с помощью RSA невозможно и потребуется некоторое ухищрение.</text:p>
      <text:p text:style-name="Heading">Шифрование небольших сообщений</text:p>
      <text:p text:style-name="Standard">Рассмотрим шифрование небольшого текстового файла, содержащее конфиденциальное сообщение.</text:p>
      <text:p text:style-name="Standard">Пусть вам известен открытый ключ собеседника key.pub и вы написали сообщение, сохранив его в файле message.txt. Для создания шифротекста, введите следующую команду:</text:p>
      <text:p text:style-name="Standard"><text:span text:style-name="Source_20_Text">openssl rsautl -encrypt -in message.txt -inkey key.pub -pubkey | </text:span><text:span text:style-name="Source_20_Text"><text:span text:style-name="T2">openssl </text:span></text:span><text:span text:style-name="Source_20_Text">base64 &gt; message.cpt</text:span></text:p>
      <text:p text:style-name="Standard">в результате работы этой команды вы получите файл message.cpt, содержащий простой текст, соответствующий зашифрованному сообщению. Вставьте его в поле ввода текста и отправьте собеседнику.</text:p>
      <text:p text:style-name="Standard">Так-же, возможно быстрое шифрование коротких сообщений. Для этого введите</text:p>
      <text:p text:style-name="Standard"><text:span text:style-name="Source_20_Text">echo </text:span><text:span text:style-name="Source_20_Text"><text:span text:style-name="T1">"</text:span></text:span><text:span text:style-name="Source_20_Text">ваше сообщение</text:span><text:span text:style-name="Source_20_Text"><text:span text:style-name="T1">"</text:span></text:span><text:span text:style-name="Source_20_Text"> | openssl rsautl -encrypt -inkey key.pub -pubkey | </text:span><text:span text:style-name="Source_20_Text"><text:span text:style-name="T2">openssl </text:span></text:span><text:span text:style-name="Source_20_Text">base64</text:span></text:p>
      <text:p text:style-name="Standard">шифротекст выводится непосредственно в консоль, откуда вы можете скопировать его сразу в поле ввода текста. Минус этого метода лишь в том, что невозможно использовать перенос строки.</text:p>
      <text:p text:style-name="Heading">Расшифровка небольших сообщений</text:p>
      <text:p text:style-name="Standard">Если вам пришло сообщение, зашифрованное так, как описано выше, сохраните его в файл message.cpt, после чего выполните</text:p>
      <text:p text:style-name="Standard"><text:span text:style-name="Source_20_Text"><text:span text:style-name="Source_20_Text"><text:span text:style-name="T2">openssl </text:span></text:span></text:span><text:span text:style-name="Source_20_Text">base64 -d &lt; message.cpt | openssl rsautl -decrypt -out message.txt -inkey my.key</text:span></text:p>
      <text:p text:style-name="Standard">если ваш секретный ключ защищен паролем, консоль попросит вас ввести пароль, после чего сгенерирует файл исходного сообщение message.txt</text:p>
      <text:p text:style-name="Heading"><text:soft-page-break/>шифрование объемного текста и файлов</text:p>
      <text:p text:style-name="Standard">Пусть теперь вам предстоит зашифровать файл большого объема, например, длинный текстовый отчет, звук либо изображение. В этом случае шифрование с использованием RSA невозможно ввиду высокой трудоемкости этого алгоритма. Поэтому для данной задачи применяется симметричное шифрование — алгоритм, в которых ключ, с помощью которого выполняется шифровка и расшифровка, один и тот-же. Будем использовать для этого алгоритм AES-256 в режиме CBC</text:p>
      <text:p text:style-name="Standard">Прежде всего, нам необходим сам ключ, которым будет зашифрован файл.</text:p>
      <text:p text:style-name="Standard">В принципе, этот ключ можно придумать самостоятельно подобно тому как мы придумали сам пароль для защиты нашего секретного ключа. Однако такое использование небезопасно, поскольку для использования всех преимуществ шифрования с 256-битным ключом вам бы пришлось придумать пароль длиной минимум в <text:span text:style-name="T2">30</text:span> символов, включающие строчные, заглавные буквы и цифры. поэтому крайне желательно использовать временный случайный ключ, так называемый «ключ сессии», который передается один раз на непродолжительное время или даже используется свой для каждого шифруемого файла и создается псевдослучайным образом. </text:p>
      <text:p text:style-name="Standard">Для создания такого ключа удобно использовать например, контрольную сумму самого шифруемого файла. </text:p>
      <text:p text:style-name="Standard"/>
      <text:p text:style-name="Standard">Пусть у нас есть файл изображения file.jpg. Тогда его контрольная сумма создается следующей командой:</text:p>
      <text:p text:style-name="Standard"><text:span text:style-name="Source_20_Text">openssl </text:span><text:span text:style-name="Source_20_Text">dgst sha-256 &lt;</text:span><text:span text:style-name="Source_20_Text"> file.</text:span><text:span text:style-name="Source_20_Text">jpg</text:span><text:span text:style-name="Source_20_Text"> </text:span><text:span text:style-name="Source_20_Text">&gt;</text:span><text:span text:style-name="Source_20_Text"> </text:span><text:span text:style-name="Source_20_Text">session.key</text:span></text:p>
      <text:p text:style-name="Standard">Теперь зашифруем им файл</text:p>
      <text:p text:style-name="Standard"><text:span text:style-name="Source_20_Text">openssl aes-256-cbc -a -kfile session.key &lt; file.jpg &gt; file.jpg.cp</text:span><text:span text:style-name="Source_20_Text"><text:span text:style-name="T2">f</text:span></text:span></text:p>
      <text:p text:style-name="Standard"><text:s/>В результате вы получите зашифрованный файл file.jpg.cp<text:span text:style-name="T2">f</text:span></text:p>
      <text:p text:style-name="Standard">ключ -<text:span text:style-name="T2">a </text:span><text:span text:style-name="T3">означает, что вывод должен быть в виде текста (кодировка </text:span><text:span text:style-name="T2">base64). </text:span><text:span text:style-name="T3">Если его не указать, вывод будет в форме файла двоичных данных, которые невозможно прочитать с помощью текстового редактора или передать в текстовой форме.</text:span></text:p>
      <text:p text:style-name="P1">-kfile —<text:span text:style-name="T3"> это указатель, что следующий аргумент — файл ключа шифрования.</text:span></text:p>
      <text:p text:style-name="Standard">Теперь нужно отправить получателю файл и ключ, однако ключ нельзя отправлять в открытом виде <text:span text:style-name="T2">(aes – </text:span><text:span text:style-name="T3">симметричный шифр! Ключ шифрования и расшифровки один и тот-же)</text:span><text:span text:style-name="T2">.</text:span> Пользуясь тем, что контрольная сумма является файлом небольшого размера, зашифруем её с помощью нашего открытого ключа алгоритмом RSA:</text:p>
      <text:p text:style-name="Standard"><text:span text:style-name="Source_20_Text">openssl rsautl -encrypt -in session.key -inkey key.pub -pubkey | </text:span><text:span text:style-name="Source_20_Text"><text:span text:style-name="T2">openssl </text:span></text:span><text:span text:style-name="Source_20_Text">base64 &gt; session.cp</text:span><text:span text:style-name="Source_20_Text"><text:span text:style-name="T2">k</text:span></text:span></text:p>
      <text:p text:style-name="Standard">теперь отправляем получателю файл file.c<text:span text:style-name="T2">pf</text:span> и зашифрованный ключ сессии <text:span text:style-name="T2">session.cpk.</text:span> В рамках одной передачи данных можно передать несколько файлов зашифрованных одним ключем сессии, но лучше менять его хотя бы раз в день.</text:p>
      <text:p text:style-name="Heading">Расшифровка больших файлов</text:p>
      <text:p text:style-name="Text_20_body">Для расшифровки ключа сессии используем тот-же способ, что и для расшифровки небольших файлов, описанный выше.</text:p>
      <text:p text:style-name="Text_20_body">После получения ключа сессии, используем его для расшифровки файла:</text:p>
      <text:p text:style-name="Standard"><text:span text:style-name="Source_20_Text">openssl aes-256-cbc -d -a -kfile session.key &lt; file.jpg.</text:span><text:span text:style-name="Source_20_Text"><text:span text:style-name="T2">cpt</text:span></text:span><text:span text:style-name="Source_20_Text"> &gt; file.jpg</text:span></text:p>
      <text:p text:style-name="Heading"><text:soft-page-break/>заключение</text:p>
      <text:p text:style-name="Standard">Используя описанные здесь средства, вы можете свободно передавать конфиденциальные данные, не надеясь на то, что какой либо сервис в сети будет обеспечивать вашу конфиденциальность.</text:p>
      <text:p text:style-name="Standard"/>
      <text:h text:style-name="P6" text:outline-level="1">Tl; dr</text:h>
      <text:p text:style-name="Standard">Используется пакет <text:span text:style-name="T2">OpenSSL </text:span><text:span text:style-name="T3">посредством </text:span>стандартной командной оболочки <text:span text:style-name="T2">Linux </text:span>или <text:span text:style-name="T2">Windows.</text:span></text:p>
      <text:p text:style-name="Standard">Под <text:span text:style-name="T2">Windows OpenSSL </text:span><text:span text:style-name="T3">проще всего получить в комплекте с </text:span><text:span text:style-name="T2">Git </text:span><text:a xlink:type="simple" xlink:href="https://git-scm.com/" text:style-name="Internet_20_link" text:visited-style-name="Visited_20_Internet_20_Link"><text:span text:style-name="T3">https://git-scm.com/</text:span></text:a></text:p>
      <text:p text:style-name="Standard"><text:span text:style-name="T3">Необходимо прописать путь к </text:span><text:span text:style-name="T2">Git/mingw32/bin </text:span><text:span text:style-name="T3">в переменную </text:span><text:span text:style-name="T2">PATH </text:span><text:span text:style-name="T3">системы.</text:span></text:p>
      <text:p text:style-name="Standard"><text:span text:style-name="T3"/></text:p>
      <text:p text:style-name="Standard"><text:span text:style-name="T3">Генерация секретного ключа в файл </text:span><text:span text:style-name="T2">my.key </text:span><text:span text:style-name="T3">зашифрованного алгоритмом </text:span><text:span text:style-name="T2">des3:</text:span></text:p>
      <text:p text:style-name="Standard"><text:span text:style-name="Source_20_Text"><text:span text:style-name="T3">openssl genrsa -out my.key -</text:span></text:span><text:span text:style-name="Source_20_Text"><text:span text:style-name="T2">des3</text:span></text:span></text:p>
      <text:p text:style-name="Standard"><text:span text:style-name="Source_20_Text"><text:span text:style-name="T2"/></text:span></text:p>
      <text:p text:style-name="Standard"><text:span text:style-name="T3">Вычисление публичного ключа из секретного:</text:span></text:p>
      <text:p text:style-name="Standard"><text:span text:style-name="Source_20_Text"><text:span text:style-name="T3">openssl rsa -in </text:span></text:span><text:span text:style-name="Source_20_Text"><text:span text:style-name="T3">my.key -out MyKey.pub -pubout</text:span></text:span></text:p>
      <text:p text:style-name="Standard"><text:span text:style-name="Source_20_Text"><text:span text:style-name="T3"/></text:span></text:p>
      <text:p text:style-name="Standard"><text:span text:style-name="T3">Шифрование короткого файла </text:span><text:span text:style-name="T2">message.txt </text:span><text:span text:style-name="T3">публичным ключом </text:span><text:span text:style-name="T2">key.pub </text:span><text:span text:style-name="T3">в файл </text:span><text:span text:style-name="T2">message.cpf </text:span><text:span text:style-name="T3">в кодировке </text:span><text:span text:style-name="T2">base64 </text:span><text:span text:style-name="T3">с помощью алгоритма </text:span><text:span text:style-name="T2">RSA:</text:span></text:p>
      <text:p text:style-name="Standard"><text:span text:style-name="Source_20_Text"><text:span text:style-name="T3">openssl rsautl -encrypt -in message.txt -inkey key.pub -pubkey | </text:span></text:span><text:span text:style-name="Source_20_Text"><text:span text:style-name="T2">openssl </text:span></text:span><text:span text:style-name="Source_20_Text"><text:span text:style-name="T3">base64 &gt; message.cp</text:span></text:span><text:span text:style-name="Source_20_Text"><text:span text:style-name="T2">f</text:span></text:span></text:p>
      <text:p text:style-name="Standard"><text:span text:style-name="Source_20_Text"><text:span text:style-name="T2"/></text:span></text:p>
      <text:p text:style-name="Standard"><text:span text:style-name="T3">Расшифровка файла в кодировке </text:span><text:span text:style-name="T2">base64 </text:span><text:span text:style-name="T3">секретным ключом </text:span><text:span text:style-name="T2">my.key </text:span><text:span text:style-name="T3">в файл </text:span><text:span text:style-name="T2">message.txt</text:span></text:p>
      <text:p text:style-name="Standard"><text:span text:style-name="Source_20_Text"><text:span text:style-name="T2">openssl </text:span></text:span><text:span text:style-name="Source_20_Text"><text:span text:style-name="T3">base64 -d &lt; message.cpt | openssl rsautl -decrypt -out message.txt -inkey my.key</text:span></text:span></text:p>
      <text:p text:style-name="Standard"><text:span text:style-name="Source_20_Text"><text:span text:style-name="T3"/></text:span></text:p>
      <text:p text:style-name="Standard"><text:span text:style-name="T3">создание </text:span><text:span text:style-name="T2">SHA-256 </text:span><text:span text:style-name="T3">хеша содержимого файла </text:span><text:span text:style-name="T2">file.jpg</text:span><text:span text:style-name="T3"> (для использования в качестве сеансного ключа </text:span><text:span text:style-name="T2">session.key</text:span><text:span text:style-name="T3">)</text:span></text:p>
      <text:p text:style-name="Standard"><text:span text:style-name="Source_20_Text"><text:span text:style-name="T3">openssl dgst sha-256 &lt; file.jpg &gt; session.key</text:span></text:span></text:p>
      <text:p text:style-name="Standard"><text:span text:style-name="Source_20_Text"><text:span text:style-name="T3"/></text:span></text:p>
      <text:p text:style-name="Standard"><text:span text:style-name="T3">шифрование файла </text:span><text:span text:style-name="T2">file.jpg </text:span><text:span text:style-name="T3">симметричным алгоритмом </text:span><text:span text:style-name="T2"><text:s/>AES256 </text:span><text:span text:style-name="T3">в режиме </text:span><text:span text:style-name="T2">CBC </text:span><text:span text:style-name="T3">с использованием файла </text:span><text:span text:style-name="T2">session.key </text:span><text:span text:style-name="T3">в качестве сеансового ключа с выходом в кодировке </text:span><text:span text:style-name="T2">base64 (</text:span><text:span text:style-name="T3">ключ -а) и выходным файлом </text:span><text:span text:style-name="T2">file.jpg.cpf.</text:span></text:p>
      <text:p text:style-name="Standard"><text:span text:style-name="Source_20_Text"><text:span text:style-name="T3">openssl aes-256-cbc -a -kfile session.key &lt; file.jpg &gt; file.jpg.cp</text:span></text:span><text:span text:style-name="Source_20_Text"><text:span text:style-name="T2">f</text:span></text:span></text:p>
      <text:p text:style-name="Standard"><text:span text:style-name="Source_20_Text"><text:span text:style-name="T3">Используйте шифрование посредством </text:span></text:span><text:span text:style-name="Source_20_Text"><text:span text:style-name="T2">RSA </text:span></text:span><text:span text:style-name="Source_20_Text"><text:span text:style-name="T3">для передачи сеансового ключа.</text:span></text:span></text:p>
      <text:p text:style-name="Standard"><text:span text:style-name="Source_20_Text"><text:span text:style-name="T3"/></text:span></text:p>
      <text:p text:style-name="Standard"><text:span text:style-name="Source_20_Text"><text:span text:style-name="T3">Расшифровка (ключ </text:span></text:span><text:span text:style-name="Source_20_Text"><text:span text:style-name="T2">-d)</text:span></text:span><text:span text:style-name="Source_20_Text"><text:span text:style-name="T3"> файла зашифрованного алгоритмом </text:span></text:span><text:span text:style-name="Source_20_Text"><text:span text:style-name="T2">AES256 </text:span></text:span><text:span text:style-name="Source_20_Text"><text:span text:style-name="T3">в режиме </text:span></text:span><text:span text:style-name="Source_20_Text"><text:span text:style-name="T2">CBC</text:span></text:span><text:span text:style-name="Source_20_Text"><text:span text:style-name="T3"> в кодировке </text:span></text:span><text:span text:style-name="Source_20_Text"><text:span text:style-name="T2">base64 (</text:span></text:span><text:span text:style-name="Source_20_Text"><text:span text:style-name="T3">ключ -</text:span></text:span><text:span text:style-name="Source_20_Text"><text:span text:style-name="T2">a) </text:span></text:span><text:span text:style-name="Source_20_Text"><text:span text:style-name="T3">с использованием файла </text:span></text:span><text:span text:style-name="Source_20_Text"><text:span text:style-name="T2">session.key </text:span></text:span><text:span text:style-name="Source_20_Text"><text:span text:style-name="T3">в качестве ключа. </text:span></text:span></text:p>
      <text:p text:style-name="Standard"><text:span text:style-name="Source_20_Text"><text:span text:style-name="T3">openssl aes-256-cbc -d -a -kfile session.key &lt; file.jpg.</text:span></text:span><text:span text:style-name="Source_20_Text"><text:span text:style-name="T2">cpt</text:span></text:span><text:span text:style-name="Source_20_Text"><text:span text:style-name="T3"> &gt; file.jpg</text:span></text:span></text:p>
      <text:p text:style-name="Standard"><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style:font-name-asian="Courier New"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7:54:04.949170214</meta:creation-date>
    <dc:date>2017-10-10T13:33:16.06</dc:date>
    <meta:editing-duration>PT5H37M9S</meta:editing-duration>
    <meta:editing-cycles>37</meta:editing-cycles>
    <meta:generator>OpenOffice/4.1.2$Win32 OpenOffice.org_project/412m3$Build-9782</meta:generator>
    <dc:creator>Anthrwpos Theou</dc:creator>
    <meta:document-statistic meta:table-count="0" meta:image-count="0" meta:object-count="0" meta:page-count="9" meta:paragraph-count="115" meta:word-count="3079" meta:character-count="22919"/>
  </office:meta>
</office:document-meta>
</file>